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New" svg:font-family="'Courier New'"/>
    <style:font-face style:name="StarSymbol" svg:font-family="StarSymbol"/>
    <style:font-face style:name="Tahoma1" svg:font-family="Tahoma"/>
    <style:font-face style:name="Helv" svg:font-family="Helv" style:font-family-generic="swiss"/>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4"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P6" style:family="paragraph" style:parent-style-name="statusirish">
      <style:paragraph-properties fo:margin-top="0.199cm" fo:margin-bottom="0.199cm" fo:background-color="transparent" text:number-lines="false" text:line-number="0">
        <style:background-image/>
      </style:paragraph-properties>
    </style:style>
    <style:style style:name="P7" style:family="paragraph" style:parent-style-name="hr">
      <style:paragraph-properties fo:background-color="#ffffff" text:number-lines="false" text:line-number="0">
        <style:background-image/>
      </style:paragraph-properties>
    </style:style>
    <style:style style:name="P8" style:family="paragraph" style:parent-style-name="hr">
      <style:paragraph-properties fo:background-color="#ffffff" text:number-lines="false" text:line-number="0">
        <style:background-image/>
      </style:paragraph-properties>
      <style:text-properties style:font-name="Times New Roman3"/>
    </style:style>
    <style:style style:name="P9" style:family="paragraph" style:parent-style-name="statusenglish">
      <style:paragraph-properties fo:background-color="#ffffff" text:number-lines="false" text:line-number="0">
        <style:background-image/>
      </style:paragraph-properties>
    </style:style>
    <style:style style:name="P10" style:family="paragraph" style:parent-style-name="graphic">
      <style:paragraph-properties fo:break-before="page" text:number-lines="false" text:line-number="0"/>
    </style:style>
    <style:style style:name="P11" style:family="paragraph" style:parent-style-name="subsection">
      <style:paragraph-properties fo:break-before="page"/>
    </style:style>
    <style:style style:name="P12" style:family="paragraph" style:parent-style-name="actsreferredto">
      <style:paragraph-properties fo:break-before="page"/>
    </style:style>
    <style:style style:name="P13" style:family="paragraph" style:parent-style-name="shorttitleenglish">
      <style:paragraph-properties text:number-lines="true" text:line-number="0"/>
    </style:style>
    <style:style style:name="P14" style:family="paragraph" style:parent-style-name="Standard">
      <style:paragraph-properties text:number-lines="false" text:line-number="0"/>
    </style:style>
    <style:style style:name="P15" style:family="paragraph" style:parent-style-name="Standard">
      <style:paragraph-properties text:number-lines="false" text:line-number="0"/>
      <style:text-properties style:font-name="Times New Roman2" style:font-name-asian="Times New Roman2" style:font-name-complex="Times New Roman2"/>
    </style:style>
    <style:style style:name="P16" style:family="paragraph" style:parent-style-name="Standard">
      <style:paragraph-properties fo:text-align="center" style:justify-single-word="false" text:number-lines="false" text:line-number="0"/>
    </style:style>
    <style:style style:name="P17" style:family="paragraph" style:parent-style-name="Standard">
      <style:paragraph-properties fo:text-align="center" style:justify-single-word="false" text:number-lines="false" text:line-number="0"/>
      <style:text-properties fo:color="#000000" style:font-name="Times New Roman3" fo:font-size="13pt" fo:font-weight="normal" style:font-name-asian="Helv" style:font-size-asian="13pt" style:font-weight-asian="normal" style:font-name-complex="Helv" style:font-size-complex="13pt" style:font-weight-complex="normal"/>
    </style:style>
    <style:style style:name="P18" style:family="paragraph" style:parent-style-name="bill">
      <style:paragraph-properties text:number-lines="false" text:line-number="0"/>
    </style:style>
    <style:style style:name="P19" style:family="paragraph" style:parent-style-name="hr2">
      <style:paragraph-properties text:number-lines="false" text:line-number="0"/>
    </style:style>
    <style:style style:name="P20" style:family="paragraph" style:parent-style-name="hr2">
      <style:paragraph-properties text:number-lines="false" text:line-number="0"/>
      <style:text-properties style:font-name="Times New Roman3"/>
    </style:style>
    <style:style style:name="P21" style:family="paragraph" style:parent-style-name="hr2">
      <style:paragraph-properties text:number-lines="false" text:line-number="0"/>
      <style:text-properties style:font-name="Times New Roman2" style:font-name-asian="Times New Roman2" style:font-name-complex="Times New Roman2"/>
    </style:style>
    <style:style style:name="P22" style:family="paragraph" style:parent-style-name="asinitiated">
      <style:paragraph-properties text:number-lines="false" text:line-number="0"/>
    </style:style>
    <style:style style:name="P23" style:family="paragraph" style:parent-style-name="hr">
      <style:paragraph-properties text:number-lines="false" text:line-number="0"/>
    </style:style>
    <style:style style:name="P24" style:family="paragraph" style:parent-style-name="centered">
      <style:paragraph-properties text:number-lines="false" text:line-number="0"/>
      <style:text-properties style:font-name="Times New Roman2" style:font-name-asian="Times New Roman2" style:font-name-complex="Times New Roman2"/>
    </style:style>
    <style:style style:name="P25" style:family="paragraph" style:parent-style-name="centered">
      <style:paragraph-properties text:number-lines="false" text:line-number="0"/>
      <style:text-properties style:font-name="Times New Roman2" fo:font-style="italic" style:font-name-asian="Times New Roman2" style:font-style-asian="italic" style:font-name-complex="Times New Roman2" style:font-style-complex="italic"/>
    </style:style>
    <style:style style:name="P26" style:family="paragraph" style:parent-style-name="graphic_5f_frontpage">
      <style:paragraph-properties text:number-lines="false" text:line-number="0"/>
    </style:style>
    <style:style style:name="P27" style:family="paragraph" style:parent-style-name="arrangementofsections">
      <style:paragraph-properties fo:text-align="start" style:justify-single-word="false"/>
    </style:style>
    <style:style style:name="P28" style:family="paragraph" style:parent-style-name="actreferredto">
      <style:paragraph-properties>
        <style:tab-stops/>
      </style:paragraph-properties>
    </style:style>
    <style:style style:name="P29" style:family="paragraph" style:parent-style-name="backpageprovision_5f_no_5f_line_5f_numbering">
      <style:paragraph-properties fo:margin-top="0.199cm" fo:margin-bottom="0.499cm"/>
    </style:style>
    <style:style style:name="P30" style:family="paragraph" style:parent-style-name="Standard" style:master-page-name="frontcover">
      <style:paragraph-properties style:page-number="1" text:number-lines="false" text:line-number="0"/>
    </style:style>
    <style:style style:name="P31" style:family="paragraph" style:parent-style-name="graphic" style:master-page-name="First_20_Page">
      <style:paragraph-properties style:page-number="1"/>
    </style:style>
    <style:style style:name="T1" style:family="text">
      <style:text-properties fo:font-weight="normal"/>
    </style:style>
    <style:style style:name="T2" style:family="text">
      <style:text-properties fo:font-weight="bold"/>
    </style:style>
    <style:style style:name="T3" style:family="text">
      <style:text-properties style:font-name="Times New Roman3" fo:font-style="italic" fo:font-weight="normal" style:font-style-asian="italic" style:font-weight-asian="normal" style:font-style-complex="italic" style:font-weight-complex="normal"/>
    </style:style>
    <style:style style:name="T4" style:family="text">
      <style:text-properties style:font-name="Times New Roman3" fo:font-size="12pt" fo:font-weight="normal" style:font-name-asian="Times New Roman2" style:font-size-asian="12pt" style:font-weight-asian="normal" style:font-name-complex="Times New Roman2" style:font-size-complex="12pt" style:font-weight-complex="normal"/>
    </style:style>
    <style:style style:name="T5" style:family="text">
      <style:text-properties style:font-name="Times New Roman3" fo:font-size="12pt" fo:font-weight="normal" style:font-size-asian="12pt" style:font-weight-asian="normal" style:font-size-complex="12pt" style:font-weight-complex="normal"/>
    </style:style>
    <style:style style:name="T6" style:family="text">
      <style:text-properties style:font-name="Times New Roman2"/>
    </style:style>
    <style:style style:name="T7" style:family="text">
      <style:text-properties fo:font-style="italic" style:font-style-asian="italic" style:font-style-complex="italic"/>
    </style:style>
    <style:style style:name="T8" style:family="text">
      <style:text-properties fo:color="#000000" style:font-name="Helv" fo:font-size="10pt" fo:font-weight="bold" style:font-name-asian="Helv" style:font-size-asian="10pt" style:font-weight-asian="bold" style:font-name-complex="Helv" style:font-size-complex="10pt" style:font-weight-complex="bold"/>
    </style:style>
    <style:style style:name="T9" style:family="text">
      <style:text-properties fo:color="#000000" style:font-name="Helv" fo:font-size="10pt" fo:font-weight="normal" style:font-name-asian="Helv" style:font-size-asian="10pt" style:font-weight-asian="normal" style:font-name-complex="Helv" style:font-size-complex="10pt" style:font-weight-complex="normal"/>
    </style:style>
    <style:style style:name="T10" style:family="text">
      <style:text-properties fo:color="#000000" style:font-name="Times New Roman3" fo:font-size="12pt" fo:font-weight="normal" style:font-name-asian="Helv" style:font-size-asian="12pt" style:font-weight-asian="normal" style:font-name-complex="Helv" style:font-size-complex="12pt" style:font-weight-complex="normal"/>
    </style:style>
    <style:style style:name="T11" style:family="text">
      <style:text-properties fo:color="#000000" style:font-name="Times New Roman3" fo:font-size="13pt" fo:font-weight="normal" style:font-name-asian="Helv" style:font-size-asian="13pt" style:font-weight-asian="normal" style:font-name-complex="Helv" style:font-size-complex="13pt" style:font-weight-complex="normal"/>
    </style:style>
    <style:style style:name="T12" style:family="text">
      <style:text-properties fo:color="#000000" style:font-name="Times New Roman3" fo:font-size="14pt" fo:font-weight="bold" style:font-name-asian="Helv" style:font-size-asian="14pt" style:font-weight-asian="bold" style:font-name-complex="Helv" style:font-size-complex="14pt" style:font-weight-complex="bold"/>
    </style:style>
    <style:style style:name="T13"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ge_no"/>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65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FÁN SCÉIM UM THACAÍOCHT TITHE BANALTRAIS (LEASÚ), 2016" text:name="GA_shorttitle"/>
        <text:user-field-decl office:value-type="string" office:string-value="Nursing Home Support Scheme (Amendment) Bill 2016" text:name="EN_shorttitle"/>
        <text:user-field-decl office:value-type="string" office:string-value="Bill" text:name="STATUS"/>
        <text:user-field-decl office:value-type="string" office:string-value="As initiated" text:name="EN_DOC_STAGE"/>
        <text:user-field-decl office:value-type="string" office:string-value="Mar a tionscnaíodh" text:name="GA_DOC_STAGE"/>
        <text:user-field-decl office:value-type="string" office:string-value="An Act to allow for the provision of home care services to a person who qualifies for and is being offered long-term residential care in circumstances where suitable home care services can be devised for that person and such services are less costly on the State than the long term residential care being offered and to provide for related matters." text:name="EN_longtitle"/>
        <text:user-field-decl office:value-type="string" office:string-value="GA_shorttitle_caps" text:name="GA_shorttitle_caps"/>
      </text:user-field-decls>
      <text:p text:style-name="P30"/>
      <text:p text:style-name="P14"/>
      <text:p text:style-name="P26"/>
      <text:p text:style-name="P23"/>
      <text:p text:style-name="shorttitleirish_5f_frontpage"><text:span text:style-name="bold_5f_noitalic_5f_nounderline"><text:span text:style-name="T12">An Bille fán Scéim um Thacaíocht Tithe Banaltrais (Leasú), 2016</text:span></text:span></text:p>
      <text:p text:style-name="shorttitleenglish_5f_frontpage"><text:span text:style-name="bold_5f_noitalic_5f_nounderline"><text:span text:style-name="T12">Nursing Home Support Scheme (Amendment) Bill 2016</text:span></text:span></text:p>
      <text:p text:style-name="P8"/>
      <text:p text:style-name="P22"><text:span text:style-name="bold_5f_noitalic_5f_nounderline"><text:span text:style-name="T3">Mar a tionscnaíodh</text:span></text:span></text:p>
      <text:p text:style-name="P22"><text:span text:style-name="bold_5f_noitalic_5f_nounderline"><text:span text:style-name="T3">As initiated</text:span></text:span></text:p>
      <text:p text:style-name="P23"/>
      <text:p text:style-name="P31"/>
      <text:p text:style-name="hr"/>
      <text:p text:style-name="shorttitleirish"><text:user-field-get text:name="GA_shorttitle">AN BILLE FÁN SCÉIM UM THACAÍOCHT TITHE BANALTRAIS (LEASÚ), 2016</text:user-field-get></text:p>
      <text:p text:style-name="shorttitleenglish"><text:span text:style-name="bold_5f_noitalic_5f_nounderline"><text:span text:style-name="T2"><text:user-field-get text:name="EN_shorttitle">Nursing Home Support Scheme (Amendment) Bill 2016</text:user-field-get></text:span></text:span><text:span text:style-name="bold_5f_noitalic_5f_nounderline"><text:span text:style-name="T2"> </text:span></text:span></text:p>
      <text:p text:style-name="hr"/>
      <text:p text:style-name="P6"><text:span text:style-name="nobold_5f_italic_5f_nounderline"><text:user-field-get text:name="GA_DOC_STAGE">Mar a tionscnaíodh</text:user-field-get></text:span><text:span text:style-name="nobold_5f_italic_5f_nounderline"> </text:span></text:p>
      <text:p text:style-name="P9"><text:span text:style-name="nobold_5f_italic_5f_nounderline"><text:user-field-get text:name="EN_DOC_STAGE">As initiated</text:user-field-get></text:span><text:span text:style-name="nobold_5f_italic_5f_nounderline"> </text:span></text:p>
      <text:p text:style-name="hr"/>
      <text:p text:style-name="P7"/>
      <text:p text:style-name="arrangementofsections">CONTENTS</text:p>
      <text:p text:style-name="arrangementofsections"/>
      <text:p text:style-name="P27">Section</text:p>
      <text:p text:style-name="tocsectionnumber">1. <text:s/><text:bookmark-ref text:reference-format="text" text:ref-name="toc_book_1">Provision of home care services</text:bookmark-ref></text:p>
      <text:p text:style-name="tocsectionnumber">2. <text:s/><text:bookmark-ref text:reference-format="text" text:ref-name="toc_book_2">Short title, collective citation and commencement</text:bookmark-ref></text:p>
      <text:p text:style-name="tocsectionnumber"/>
      <text:alphabetical-index text:style-name="Sect1" text:protected="true" text:name="Alphabetical Index1">
        <text:alphabetical-index-source text:sort-algorithm="alphanumeric" fo:language="en" fo:country="IE">
          <text:index-title-template text:style-name="actsreferredto">Act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12">Act Referred to</text:p>
          </text:index-title>
          <text:p text:style-name="P28">Nursing Homes Support Scheme Act 2009 (No. 15)</text:p>
        </text:index-body>
      </text:alphabetical-index>
      <text:p text:style-name="Standard"/>
      <text:p text:style-name="P10"/>
      <text:p text:style-name="hr"/>
      <text:p text:style-name="shorttitleirish"><text:hidden-text text:condition="ooow:" text:string-value="P5:L1" text:is-hidden="true"/><text:user-field-get text:name="GA_shorttitle">AN BILLE FÁN SCÉIM UM THACAÍOCHT TITHE BANALTRAIS (LEASÚ), 2016</text:user-field-get></text:p>
      <text:p text:style-name="P13"><text:hidden-text text:condition="ooow:" text:string-value="P5:L2" text:is-hidden="true"/><text:span text:style-name="bold_5f_noitalic_5f_nounderline"><text:span text:style-name="T2"><text:user-field-get text:name="EN_shorttitle">Nursing Home Support Scheme (Amendment) Bill 2016</text:user-field-get></text:span></text:span></text:p>
      <text:p text:style-name="hr"/>
      <text:p text:style-name="bill"><text:hidden-text text:condition="ooow:" text:string-value="P5:L3" text:is-hidden="true"/><text:user-field-get text:name="STATUS">Bill</text:user-field-get></text:p>
      <text:p text:style-name="entitled"><text:hidden-text text:condition="ooow:" text:string-value="P5:L4" text:is-hidden="true"/>entitled</text:p>
      <text:p text:style-name="longtitle"><text:hidden-text text:condition="ooow:" text:string-value="P5:L5" text:is-hidden="true"/>An Act to allow for the provision of home care services to a person who qualifies for <text:hidden-text text:condition="ooow:" text:string-value="P5:L6" text:is-hidden="true"/>and is being offered long-term residential care in circumstances where suitable home <text:hidden-text text:condition="ooow:" text:string-value="P5:L7" text:is-hidden="true"/>care services can be devised for that person and such services are less costly on the State <text:hidden-text text:condition="ooow:" text:string-value="P5:L8" text:is-hidden="true"/>than the long term residential care being offered and to provide for related matters.</text:p>
      <text:p text:style-name="enacted"><text:hidden-text text:condition="ooow:" text:string-value="P5:L9" text:is-hidden="true"/>Be it enacted by the Oireachtas as follows:</text:p>
      <text:p text:style-name="shouldernote"><text:hidden-text text:condition="ooow:" text:string-value="P5:L10" text:is-hidden="true"/><text:bookmark-start text:name="toc_book_1"/>Provision of home care services<text:bookmark-end text:name="toc_book_1"/></text:p>
      <text:p text:style-name="section"><text:hidden-text text:condition="ooow:" text:string-value="P5:L11" text:is-hidden="true"/><text:reference-mark-start text:name="sectionnumber_1"/><text:span text:style-name="T2"><text:sequence text:ref-name="refsectionnumber0" text:name="sectionnumber" style:num-format="1">1</text:sequence></text:span><text:reference-mark-end text:name="sectionnumber_1"/><text:span text:style-name="T2">.</text:span><text:tab/>Section 14 of the <text:alphabetical-index-mark text:string-value="Nursing Homes Support Scheme Act 2009 (No. 15)"/><text:a xlink:type="simple" xlink:href="http://www.irishstatutebook.ie/2009/en/act/pub/0015/index.html">Nursing Homes Support Scheme Act 2009</text:a> is amended by the insertion <text:hidden-text text:condition="ooow:" text:string-value="P5:L12" text:is-hidden="true"/>of three new subsections (4), (5) and (6) as follows⁠—</text:p>
      <text:p text:style-name="subsection_5f_insert"><text:hidden-text text:condition="ooow:" text:string-value="P5:L13" text:is-hidden="true"/><text:tab/>“(4)<text:tab/>Where a person is offered State support under subsection (1), such <text:hidden-text text:condition="ooow:" text:string-value="P5:L14" text:is-hidden="true"/>person shall, as an alternative to that support, be entitled to request and <text:hidden-text text:condition="ooow:" text:string-value="P5:L15" text:is-hidden="true"/>be offered home care services if⁠—</text:p>
      <text:p text:style-name="paragraph_5f_insert"><text:hidden-text text:condition="ooow:" text:string-value="P5:L16" text:is-hidden="true"/><text:tab/>(a)<text:tab/>the person can be cared for safely at home, and</text:p>
      <text:p text:style-name="paragraph_5f_insert"><text:hidden-text text:condition="ooow:" text:string-value="P5:L17" text:is-hidden="true"/><text:tab/>(b)<text:tab/>such home care services are less costly than the proposed ‘long-<text:hidden-text text:condition="ooow:" text:string-value="P5:L18" text:is-hidden="true"/>term residential care service’.</text:p>
      <text:p text:style-name="subsection_5f_insert"><text:hidden-text text:condition="ooow:" text:string-value="P5:L19" text:is-hidden="true"/><text:tab/>(5)<text:tab/>Home care services provided under subsection (4) shall be provided <text:hidden-text text:condition="ooow:" text:string-value="P5:L20" text:is-hidden="true"/>using State support from funds voted by the Oireachtas for the <text:hidden-text text:condition="ooow:" text:string-value="P5:L21" text:is-hidden="true"/>purposes of this Act.</text:p>
      <text:p text:style-name="subsection_5f_insert"><text:hidden-text text:condition="ooow:" text:string-value="P5:L22" text:is-hidden="true"/><text:tab/>(6)<text:tab/>The Minister shall draft regulations to provide, inter alia,⁠—</text:p>
      <text:p text:style-name="paragraph_5f_insert"><text:hidden-text text:condition="ooow:" text:string-value="P5:L23" text:is-hidden="true"/><text:tab/>(a)<text:tab/>information on how many people, annually, have applied for the <text:hidden-text text:condition="ooow:" text:string-value="P5:L24" text:is-hidden="true"/>‘Fair Deal Scheme’,</text:p>
      <text:p text:style-name="paragraph_5f_insert"><text:hidden-text text:condition="ooow:" text:string-value="P5:L25" text:is-hidden="true"/><text:tab/>(b)<text:tab/>information on how many people, annually, have been offered <text:hidden-text text:condition="ooow:" text:string-value="P5:L26" text:is-hidden="true"/>home care services as an alternative to the ‘Fair Deal Scheme’, and</text:p>
      <text:p text:style-name="paragraph_5f_insert"><text:hidden-text text:condition="ooow:" text:string-value="P5:L27" text:is-hidden="true"/><text:tab/>(c)<text:tab/>for related matters.”.</text:p>
      <text:p text:style-name="shouldernote"><text:hidden-text text:condition="ooow:" text:string-value="P5:L28" text:is-hidden="true"/><text:bookmark-start text:name="toc_book_2"/>Short title, collective citation and commencement<text:bookmark-end text:name="toc_book_2"/></text:p>
      <text:p text:style-name="subsection"><text:hidden-text text:condition="ooow:" text:string-value="P5:L29" text:is-hidden="true"/><text:reference-mark-start text:name="sectionnumber_2"/><text:span text:style-name="T2"><text:sequence text:ref-name="refsectionnumber1" text:name="sectionnumber" text:formula="ooow:sectionnumber+1" style:num-format="1">2</text:sequence></text:span><text:reference-mark-end text:name="sectionnumber_2"/><text:span text:style-name="T2">.</text:span><text:tab/><text:reference-mark-start text:name="subsectionnumber_1"/>(<text:sequence text:ref-name="refsubsectionnumber0" text:name="subsectionnumber" style:num-format="1">1</text:sequence>)<text:reference-mark-end text:name="subsectionnumber_1"/><text:tab/>This Act may be cited as the Nursing Home Support Scheme (Amendment) Act 2016.</text:p>
      <text:p text:style-name="subsection"><text:hidden-text text:condition="ooow:" text:string-value="P5:L30" text:is-hidden="true"/><text:tab/><text:reference-mark-start text:name="subsectionnumber_2"/>(<text:sequence text:ref-name="refsubsectionnumber1" text:name="subsectionnumber" text:formula="ooow:subsectionnumber+1" style:num-format="1">2</text:sequence>)<text:reference-mark-end text:name="subsectionnumber_2"/><text:tab/>The <text:alphabetical-index-mark text:string-value="Nursing Homes Support Scheme Act 2009 (No. 15)"/><text:a xlink:type="simple" xlink:href="http://www.irishstatutebook.ie/2009/en/act/pub/0015/index.html">Nursing Homes Support Scheme Act 2009</text:a> and this Act may be cited together as <text:hidden-text text:condition="ooow:" text:string-value="P5:L31" text:is-hidden="true"/>the Nursing Home Support Scheme Acts 2000 to 2016 and shall be read together as <text:soft-page-break/><text:hidden-text text:condition="ooow:" text:string-value="P6:L1" text:is-hidden="true"/>one.</text:p>
      <text:p text:style-name="subsection"><text:hidden-text text:condition="ooow:" text:string-value="P6:L2" text:is-hidden="true"/><text:tab/><text:reference-mark-start text:name="subsectionnumber_3"/>(<text:sequence text:ref-name="refsubsectionnumber2" text:name="subsectionnumber" text:formula="ooow:subsectionnumber+1" style:num-format="1">3</text:sequence>)<text:reference-mark-end text:name="subsectionnumber_3"/><text:tab/>This Act shall come into operation on such day or days as may be fixed by order or <text:hidden-text text:condition="ooow:" text:string-value="P6:L3" text:is-hidden="true"/>orders of the Minister.</text:p>
      <text:p text:style-name="P11"><text:hidden-text text:condition="ooow:" text:string-value="P7:L1" text:is-hidden="true"/> </text:p>
      <table:table table:name="Table1" table:style-name="Table1">
        <table:table-column table:style-name="Table1.A"/>
        <table:table-column table:style-name="Table1.B"/>
        <table:table-row>
          <table:table-cell table:style-name="Table1.A1" office:value-type="string">
            <text:p text:style-name="P17"><text:hidden-text text:condition="ooow:" text:string-value="P8:L1" text:is-hidden="true"/>An Bille fán Scéim um Thacaíocht Tithe <text:hidden-text text:condition="ooow:" text:string-value="P8:L2" text:is-hidden="true"/>Banaltrais (Leasú), 2016</text:p>
            <text:p text:style-name="P20"><text:hidden-text text:condition="ooow:" text:string-value="P8:L3" text:is-hidden="true"/> <text:s text:c="22"/></text:p>
            <text:p text:style-name="P18"><text:hidden-text text:condition="ooow:" text:string-value="P8:L4" text:is-hidden="true"/>BILLE</text:p>
            <text:p text:style-name="P22"><text:hidden-text text:condition="ooow:" text:string-value="P8:L5" text:is-hidden="true"/>(mar a tionscnaíodh)</text:p>
            <text:p text:style-name="P22"><text:hidden-text text:condition="ooow:" text:string-value="P8:L6" text:is-hidden="true"/>d<text:span text:style-name="T6">á ngairtear</text:span></text:p>
            <text:p text:style-name="backpageprovision_5f_no_5f_line_5f_numbering"><text:hidden-text text:condition="ooow:" text:string-value="P8:L7" text:is-hidden="true"/><text:span text:style-name="T4">Acht </text:span><text:span text:style-name="T10">dá cheadú seirbhísí cúraim baile a </text:span><text:span text:style-name="T10"><text:hidden-text text:condition="ooow:" text:string-value="P8:L8" text:is-hidden="true"/></text:span><text:span text:style-name="T10">sholáthar do dhuine, atá cáilithe le haghaidh </text:span><text:span text:style-name="T10"><text:hidden-text text:condition="ooow:" text:string-value="P8:L9" text:is-hidden="true"/></text:span><text:span text:style-name="T10">cúram cónaithe fadtéarmach agus a bhfuil an </text:span><text:span text:style-name="T10"><text:hidden-text text:condition="ooow:" text:string-value="P8:L10" text:is-hidden="true"/></text:span><text:span text:style-name="T10">céanna á thairiscint dó nó di, in imthosca </text:span><text:span text:style-name="T10"><text:hidden-text text:condition="ooow:" text:string-value="P8:L11" text:is-hidden="true"/></text:span><text:span text:style-name="T10">inar féidir seirbhísí cúraim baile oiriúnacha a </text:span><text:span text:style-name="T10"><text:hidden-text text:condition="ooow:" text:string-value="P8:L12" text:is-hidden="true"/></text:span><text:span text:style-name="T10">cheapadh don duine sin agus inar lú don Stát </text:span><text:span text:style-name="T10"><text:hidden-text text:condition="ooow:" text:string-value="P8:L13" text:is-hidden="true"/></text:span><text:span text:style-name="T10">costas na seirbhísí sin ná costas an chúraim </text:span><text:span text:style-name="T10"><text:hidden-text text:condition="ooow:" text:string-value="P8:L14" text:is-hidden="true"/></text:span><text:span text:style-name="T10">cónaithe fhadtéarmaigh atá á thairiscint agus </text:span><text:span text:style-name="T10"><text:hidden-text text:condition="ooow:" text:string-value="P8:L15" text:is-hidden="true"/></text:span><text:span text:style-name="T10">do dhéanamh socrú i dtaobh nithe </text:span><text:span text:style-name="T10"><text:hidden-text text:condition="ooow:" text:string-value="P8:L16" text:is-hidden="true"/></text:span><text:span text:style-name="T10">gaolmhara.</text:span><text:span text:style-name="bold_5f_noitalic_5f_nounderline"><text:span text:style-name="T4"><text:line-break/></text:span></text:span><text:span text:style-name="bold_5f_noitalic_5f_nounderline"><text:span text:style-name="T4"><text:hidden-text text:condition="ooow:" text:string-value="P8:L17" text:is-hidden="true"/></text:span></text:span></text:p>
            <text:p text:style-name="P20"><text:hidden-text text:condition="ooow:" text:string-value="P8:L18" text:is-hidden="true"/> </text:p>
            <text:p text:style-name="P25"><text:hidden-text text:condition="ooow:" text:string-value="P8:L19" text:is-hidden="true"/>An Teachta Liam Ó Deaghaidh a thug isteach,</text:p>
            <text:p text:style-name="P24"><text:hidden-text text:condition="ooow:" text:string-value="P8:L20" text:is-hidden="true"/>13 <text:span text:style-name="T7">Iúil,</text:span> 2016</text:p>
            <text:p text:style-name="P21"><text:hidden-text text:condition="ooow:" text:string-value="P8:L21" text:is-hidden="true"/> </text:p>
            <text:p text:style-name="P15"><text:hidden-text text:condition="ooow:" text:string-value="P8:L22" text:is-hidden="true"/> </text:p>
          </table:table-cell>
          <table:table-cell table:style-name="Table1.B1" office:value-type="string">
            <text:p text:style-name="P16"><text:span text:style-name="bold_5f_noitalic_5f_nounderline"><text:span text:style-name="T11">Nursing Home Support Scheme (Amendment) Bill 2016</text:span></text:span></text:p>
            <text:p text:style-name="P19"><text:s/></text:p>
            <text:p text:style-name="P18">BILL</text:p>
            <text:p text:style-name="P22">(as initiated)</text:p>
            <text:p text:style-name="P22">entitled</text:p>
            <text:p text:style-name="P29"><text:span text:style-name="T5">An Act </text:span><text:span text:style-name="T10">to allow for the provision of home care services to a person who qualifies for and is being offered long-term residential care in circumstances where suitable home care services can be devised for that person and such services are less costly on the State than the long term residential care being offered and to provide for related matters</text:span><text:span text:style-name="T9">.</text:span><text:span text:style-name="T8"><text:line-break/><text:line-break/><text:line-break/></text:span></text:p>
            <text:p text:style-name="P19"/>
            <text:p text:style-name="P25">Introduced by Deputy Willie O’Dea,</text:p>
            <text:p text:style-name="P24">13<text:span text:style-name="T7">th July,</text:span> 2016</text:p>
            <text:p text:style-name="P19"/>
            <text:p text:style-name="P14"/>
          </table:table-cell>
        </table:table-row>
      </table:table>
      <text:p text:style-name="Standard"><text:hidden-text text:condition="ooow:" text:string-value="P8:L23" text:is-hidden="tr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StarSymbol" svg:font-family="StarSymbol"/>
    <style:font-face style:name="Tahoma1" svg:font-family="Tahoma"/>
    <style:font-face style:name="Helv" svg:font-family="Helv" style:font-family-generic="swiss"/>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urier New"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1"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1"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1"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1"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1"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parent-style-name="Standard"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parent-style-name="Standard"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tru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heading" style:family="paragraph" style:parent-style-name="Standard">
      <style:paragraph-properties fo:margin-top="0.499cm" fo:margin-bottom="0.499cm" fo:text-align="center" style:justify-single-word="false"/>
    </style:style>
    <style:style style:name="parttitle_5f_inserted_5f_insert" style:display-name="parttitle_inserted_insert" style:family="paragraph" style:parent-style-name="parttitle_5f_insert">
      <style:paragraph-properties fo:margin-left="3.401cm" fo:margin-right="0cm" fo:text-indent="0cm" style:auto-text-indent="false"/>
    </style:style>
    <style:style style:name="partnumber_5f_inserted_5f_insert" style:display-name="partnumber_inserted_insert" style:family="paragraph" style:parent-style-name="partnumber_5f_insert" style:next-style-name="parttitle_5f_inserted_5f_insert">
      <style:paragraph-properties fo:margin-left="3.401cm" fo:margin-right="0cm" fo:text-indent="0cm" style:auto-text-indent="false"/>
    </style:style>
    <style:style style:name="chaptertitle_5f_inserted_5f_insert" style:display-name="chaptertitle_inserted_insert" style:family="paragraph" style:parent-style-name="chaptertitle_5f_insert">
      <style:paragraph-properties fo:margin-left="3.401cm" fo:margin-right="0cm" fo:text-indent="0cm" style:auto-text-indent="false"/>
    </style:style>
    <style:style style:name="chapternumber_5f_inserted_5f_insert" style:display-name="chapternumber_inserted_insert" style:family="paragraph" style:parent-style-name="chapternumber_5f_insert" style:next-style-name="chaptertitle_5f_inserted_5f_insert">
      <style:paragraph-properties fo:margin-left="3.401cm" fo:margin-right="0cm" fo:text-indent="0cm" style:auto-text-indent="false"/>
    </style:style>
    <style:style style:name="section_5f_inserted_5f_insert" style:display-name="section_inserted_insert" style:family="paragraph" style:parent-style-name="section_5f_insert">
      <style:paragraph-properties fo:margin-left="4.399cm" fo:margin-right="0cm" fo:text-indent="-1cm" style:auto-text-indent="false">
        <style:tab-stops>
          <style:tab-stop style:position="1cm"/>
        </style:tab-stops>
      </style:paragraph-properties>
    </style:style>
    <style:style style:name="shouldernote_5f_inserted_5f_insert" style:display-name="shouldernote_inserted_insert" style:family="paragraph" style:parent-style-name="shouldernote_5f_insert" style:next-style-name="section_5f_inserted_5f_insert">
      <style:paragraph-properties fo:margin-left="3.401cm" fo:margin-right="0cm" fo:text-indent="0cm" style:auto-text-indent="false"/>
    </style:style>
    <style:style style:name="subsection_5f_inserted_5f_insert" style:display-name="subsection_inserted_insert" style:family="paragraph" style:parent-style-name="subsection_5f_insert">
      <style:paragraph-properties fo:margin-left="4.9cm" fo:margin-right="0cm" fo:text-indent="-1.499cm" style:auto-text-indent="false">
        <style:tab-stops>
          <style:tab-stop style:position="-0.199cm" style:type="right"/>
        </style:tab-stops>
      </style:paragraph-properties>
    </style:style>
    <style:style style:name="paragraph_5f_inserted_5f_insert" style:display-name="paragraph_inserted_insert" style:family="paragraph" style:parent-style-name="paragraph_5f_insert">
      <style:paragraph-properties fo:margin-left="5.399cm" fo:margin-right="0cm" fo:text-indent="-2.2cm" style:auto-text-indent="false">
        <style:tab-stops>
          <style:tab-stop style:position="-0.199cm" style:type="right"/>
        </style:tab-stops>
      </style:paragraph-properties>
    </style:style>
    <style:style style:name="subparagraph_5f_inserted_5f_insert" style:display-name="subparagraph_inserted_insert" style:family="paragraph" style:parent-style-name="subparagraph_5f_insert">
      <style:paragraph-properties fo:margin-left="5.9cm" fo:margin-right="0cm" fo:text-indent="-2.9cm" style:auto-text-indent="false">
        <style:tab-stops>
          <style:tab-stop style:position="-0.199cm" style:type="right"/>
        </style:tab-stops>
      </style:paragraph-properties>
    </style:style>
    <style:style style:name="clause_5f_inserted_5f_insert" style:display-name="clause_inserted_insert" style:family="paragraph" style:parent-style-name="clause_5f_insert">
      <style:paragraph-properties fo:margin-left="6.5cm" fo:margin-right="0cm" fo:text-indent="-3.6cm" style:auto-text-indent="false">
        <style:tab-stops>
          <style:tab-stop style:position="-0.199cm" style:type="right"/>
        </style:tab-stops>
      </style:paragraph-properties>
    </style:style>
    <style:style style:name="subclause_5f_inserted_5f_insert" style:display-name="subclause_inserted_insert" style:family="paragraph" style:parent-style-name="subclause_5f_insert">
      <style:paragraph-properties fo:margin-left="7.1cm" fo:margin-right="0cm" fo:text-indent="-4.099cm" style:auto-text-indent="false">
        <style:tab-stops>
          <style:tab-stop style:position="-0.199cm" style:type="right"/>
        </style:tab-stops>
      </style:paragraph-properties>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1"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1"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2"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2"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rontfooter">
      <style:text-properties fo:font-size="14pt" style:font-size-asian="14pt" style:font-size-complex="14pt"/>
    </style:style>
    <style:style style:name="P5"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2cm" fo:margin-bottom="2cm" fo:margin-left="2.7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4">
      <style:page-layout-properties fo:page-width="21.001cm" fo:page-height="29.7cm" style:num-format="1" style:print-orientation="portrait" fo:margin-top="2cm" fo:margin-bottom="2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tab/><text:page-number text:select-page="current">5</text:page-number></text:p>
      </style:footer>
    </style:master-page>
    <style:master-page style:name="Endnote" style:page-layout-name="pm2"/>
    <style:master-page style:name="First_20_Page" style:display-name="First Page" style:page-layout-name="pm3" style:next-style-name="Standard">
      <style:footer>
        <text:user-field-decls>
          <text:user-field-decl office:value-type="string" office:string-value="No. 65 of 2016" text:name="Footer"/>
        </text:user-field-decls>
        <text:p text:style-name="P2"><text:span text:style-name="T1"><text:tab/>[</text:span><text:span text:style-name="T1"><text:user-field-get text:name="Footer">No. 65 of 2016</text:user-field-get></text:span><text:span text:style-name="T1">]</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5</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5</text:page-number></text:p>
      </style:footer>
    </style:master-page>
    <style:master-page style:name="frontcover" style:page-layout-name="pm11" style:next-style-name="First_20_Page">
      <style:footer>
        <text:p text:style-name="P4"/>
        <text:p text:style-name="P4">[No. 65 of 2016]</text:p>
      </style:footer>
    </style:master-page>
    <style:master-page style:name="backcover" style:page-layout-name="pm12"/>
    <style:master-page style:name="spacerpage" style:page-layout-name="pm13" style:next-style-name="contents"/>
    <style:master-page style:name="contents" style:page-layout-name="pm14" style:next-style-name="contents2">
      <style:header>
        <text:p text:style-name="Header"/>
      </style:header>
      <style:footer>
        <text:sequence-decls>
          <text:sequence-decl text:display-outline-level="0" text:name="page_no"/>
        </text:sequence-decls>
        <text:p text:style-name="P5">[No. BILLNO of YEAR]<text:tab/><text:sequence text:ref-name="refpage_no0" text:name="page_no" text:formula="ooow:page_no+1" style:num-format="1">1</text:sequence><text:tab/>[DD Month, YYYY]</text:p>
      </style:footer>
    </style:master-page>
    <style:master-page style:name="contents2" style:page-layout-name="pm10">
      <style:header>
        <text:p text:style-name="Header">[SECTION X]</text:p>
      </style:header>
      <style:footer>
        <text:sequence-decls>
          <text:sequence-decl text:display-outline-level="0" text:name="page_no"/>
        </text:sequence-decls>
        <text:p text:style-name="P5">[No. BILLNO of YEAR]<text:tab/><text:sequence text:ref-name="refpage_no1" text:name="page_no" text:formula="ooow:page_no+1" style:num-format="1">2</text:sequence><text:tab/>[DD Month, YYYY]</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10T15:27:24</dc:date>
    <meta:print-date>2016-07-13T19:08:28</meta:print-date>
    <meta:editing-cycles>630</meta:editing-cycles>
    <meta:editing-duration>P2DT7H17M11S</meta:editing-duration>
    <meta:user-defined meta:name="Info 1"/>
    <meta:user-defined meta:name="Info 2"/>
    <meta:user-defined meta:name="Info 3"/>
    <meta:user-defined meta:name="Info 4"/>
    <meta:document-statistic meta:table-count="1" meta:image-count="0" meta:object-count="0" meta:page-count="8" meta:paragraph-count="66" meta:word-count="547" meta:character-count="3321"/>
  </office:meta>
</office:document-meta>
</file>